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Roboto Condensed Light" svg:font-family="'Roboto Condensed Light'"/>
    <style:font-face style:name="Noto Sans Devanagari1" svg:font-family="'Noto Sans Devanagari'" style:font-family-generic="swiss"/>
    <style:font-face style:name="Roboto Condensed Light1" svg:font-family="'Roboto Condensed Light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b65" officeooo:paragraph-rsid="000d0b65"/>
    </style:style>
    <style:style style:name="P2" style:family="paragraph" style:parent-style-name="Standard">
      <style:text-properties officeooo:rsid="000d0b65" officeooo:paragraph-rsid="000d5c39"/>
    </style:style>
    <style:style style:name="P3" style:family="paragraph" style:parent-style-name="Standard">
      <style:text-properties officeooo:rsid="000d0b65" officeooo:paragraph-rsid="0018d9d5"/>
    </style:style>
    <style:style style:name="P4" style:family="paragraph" style:parent-style-name="Standard">
      <style:text-properties fo:font-style="italic" officeooo:rsid="000d0b65" officeooo:paragraph-rsid="000d5c39" style:font-style-asian="italic" style:font-style-complex="italic"/>
    </style:style>
    <style:style style:name="P5" style:family="paragraph" style:parent-style-name="Standard">
      <style:text-properties fo:font-style="italic" officeooo:rsid="000d5c39" officeooo:paragraph-rsid="000d5c39" style:font-style-asian="italic" style:font-style-complex="italic"/>
    </style:style>
    <style:style style:name="P6" style:family="paragraph" style:parent-style-name="Standard">
      <style:text-properties fo:font-style="italic" officeooo:rsid="000e6d45" officeooo:paragraph-rsid="000e6d45" style:font-style-asian="italic" style:font-style-complex="italic"/>
    </style:style>
    <style:style style:name="P7" style:family="paragraph" style:parent-style-name="Standard">
      <style:text-properties fo:font-style="italic" officeooo:rsid="001432d1" officeooo:paragraph-rsid="001432d1" style:font-style-asian="italic" style:font-style-complex="italic"/>
    </style:style>
    <style:style style:name="P8" style:family="paragraph" style:parent-style-name="Standard">
      <style:text-properties fo:font-style="normal" fo:font-weight="bold" officeooo:rsid="000d5c39" officeooo:paragraph-rsid="000d5c3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0e6d45" officeooo:paragraph-rsid="000e6d4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75ace" officeooo:paragraph-rsid="00275ac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00d0b65" officeooo:paragraph-rsid="000d5c39" style:font-style-asian="normal" style:font-style-complex="normal"/>
    </style:style>
    <style:style style:name="P12" style:family="paragraph" style:parent-style-name="Standard">
      <style:text-properties fo:font-style="normal" officeooo:rsid="000e6d45" officeooo:paragraph-rsid="000e6d45" style:font-style-asian="normal" style:font-style-complex="normal"/>
    </style:style>
    <style:style style:name="P13" style:family="paragraph" style:parent-style-name="Standard">
      <style:text-properties fo:font-size="14pt" fo:font-weight="bold" officeooo:rsid="000d0b65" officeooo:paragraph-rsid="000d0b65" style:font-weight-asian="bold" style:font-weight-complex="bold"/>
    </style:style>
    <style:style style:name="P14" style:family="paragraph" style:parent-style-name="Standard">
      <style:text-properties fo:font-size="12pt" fo:font-weight="bold" officeooo:rsid="000f9350" officeooo:paragraph-rsid="000f9350" style:font-weight-asian="bold" style:font-weight-complex="bold"/>
    </style:style>
    <style:style style:name="P15" style:family="paragraph" style:parent-style-name="Standard">
      <style:text-properties fo:font-size="12pt" fo:font-weight="bold" officeooo:rsid="000f9350" officeooo:paragraph-rsid="002f3967" style:font-weight-asian="bold" style:font-weight-complex="bold"/>
    </style:style>
    <style:style style:name="P16" style:family="paragraph" style:parent-style-name="Standard">
      <style:text-properties fo:font-size="12pt" fo:font-weight="normal" officeooo:rsid="0017cd79" officeooo:paragraph-rsid="000f9350" style:font-weight-asian="normal" style:font-weight-complex="normal"/>
    </style:style>
    <style:style style:name="P17" style:family="paragraph" style:parent-style-name="Standard">
      <style:text-properties officeooo:rsid="000d5c39" officeooo:paragraph-rsid="000d5c39"/>
    </style:style>
    <style:style style:name="P18" style:family="paragraph" style:parent-style-name="Standard">
      <style:text-properties style:font-name="Roboto Condensed Light1" fo:font-style="italic" officeooo:rsid="001fc1a7" officeooo:paragraph-rsid="001515f9" style:font-style-asian="italic" style:font-style-complex="italic"/>
    </style:style>
    <style:style style:name="P19" style:family="paragraph" style:parent-style-name="Standard">
      <style:text-properties style:font-name="Roboto Condensed Light1" officeooo:rsid="001fc1a7" officeooo:paragraph-rsid="001432d1"/>
    </style:style>
    <style:style style:name="P20" style:family="paragraph" style:parent-style-name="Standard">
      <style:text-properties style:font-name="Roboto Condensed Light1" fo:font-size="12pt" fo:font-weight="normal" officeooo:rsid="00111674" officeooo:paragraph-rsid="00111674" style:font-weight-asian="normal" style:font-weight-complex="normal"/>
    </style:style>
    <style:style style:name="P21" style:family="paragraph" style:parent-style-name="Standard">
      <style:text-properties style:font-name="Roboto Condensed Light1" officeooo:paragraph-rsid="0018d9d5"/>
    </style:style>
    <style:style style:name="P22" style:family="paragraph" style:parent-style-name="Standard">
      <style:text-properties style:font-name="Roboto Condensed Light1" officeooo:rsid="001b83c0" officeooo:paragraph-rsid="001b83c0"/>
    </style:style>
    <style:style style:name="P23" style:family="paragraph" style:parent-style-name="Standard">
      <style:text-properties style:font-name="Roboto Condensed Light1" officeooo:rsid="001c6204" officeooo:paragraph-rsid="001c6204"/>
    </style:style>
    <style:style style:name="P24" style:family="paragraph" style:parent-style-name="Standard">
      <style:text-properties style:font-name="Roboto Condensed Light1" officeooo:rsid="0021259e" officeooo:paragraph-rsid="0021259e"/>
    </style:style>
    <style:style style:name="P25" style:family="paragraph" style:parent-style-name="Standard">
      <style:text-properties officeooo:rsid="0012ca14" officeooo:paragraph-rsid="0012ca14"/>
    </style:style>
    <style:style style:name="P26" style:family="paragraph" style:parent-style-name="Standard">
      <style:text-properties officeooo:rsid="001432d1" officeooo:paragraph-rsid="001432d1"/>
    </style:style>
    <style:style style:name="P27" style:family="paragraph" style:parent-style-name="Standard">
      <style:text-properties officeooo:rsid="0018d9d5" officeooo:paragraph-rsid="0018d9d5"/>
    </style:style>
    <style:style style:name="P28" style:family="paragraph" style:parent-style-name="Standard">
      <style:text-properties officeooo:paragraph-rsid="0018d9d5"/>
    </style:style>
    <style:style style:name="P29" style:family="paragraph" style:parent-style-name="Standard">
      <style:text-properties officeooo:rsid="001b83c0" officeooo:paragraph-rsid="001b83c0"/>
    </style:style>
    <style:style style:name="P30" style:family="paragraph" style:parent-style-name="Standard">
      <style:text-properties officeooo:paragraph-rsid="001b83c0"/>
    </style:style>
    <style:style style:name="P31" style:family="paragraph" style:parent-style-name="Standard">
      <style:text-properties officeooo:rsid="001c4975" officeooo:paragraph-rsid="001c4975"/>
    </style:style>
    <style:style style:name="P32" style:family="paragraph" style:parent-style-name="Standard">
      <style:text-properties officeooo:rsid="001c6204" officeooo:paragraph-rsid="001c6204"/>
    </style:style>
    <style:style style:name="P33" style:family="paragraph" style:parent-style-name="Standard">
      <style:text-properties officeooo:rsid="001c6204" officeooo:paragraph-rsid="001c4975"/>
    </style:style>
    <style:style style:name="P34" style:family="paragraph" style:parent-style-name="Standard">
      <style:text-properties officeooo:rsid="0021259e" officeooo:paragraph-rsid="0021259e"/>
    </style:style>
    <style:style style:name="P35" style:family="paragraph" style:parent-style-name="Standard">
      <style:text-properties officeooo:rsid="0024695c" officeooo:paragraph-rsid="0024695c"/>
    </style:style>
    <style:style style:name="P36" style:family="paragraph" style:parent-style-name="Standard">
      <style:text-properties officeooo:paragraph-rsid="001c6204"/>
    </style:style>
    <style:style style:name="P37" style:family="paragraph" style:parent-style-name="Standard">
      <style:text-properties officeooo:paragraph-rsid="00292ef7"/>
    </style:style>
    <style:style style:name="P38" style:family="paragraph" style:parent-style-name="Standard">
      <style:text-properties officeooo:paragraph-rsid="001f8677"/>
    </style:style>
    <style:style style:name="P39" style:family="paragraph" style:parent-style-name="Standard">
      <style:text-properties officeooo:rsid="002d9e43" officeooo:paragraph-rsid="002d9e43"/>
    </style:style>
    <style:style style:name="P40" style:family="paragraph" style:parent-style-name="Standard">
      <style:text-properties officeooo:rsid="002e06bc" officeooo:paragraph-rsid="002e06bc"/>
    </style:style>
    <style:style style:name="P41" style:family="paragraph" style:parent-style-name="Text_20_body">
      <style:text-properties fo:font-weight="bold" style:font-weight-asian="bold" style:font-weight-complex="bold"/>
    </style:style>
    <style:style style:name="P42" style:family="paragraph" style:parent-style-name="Text_20_body">
      <style:text-properties fo:font-weight="bold" officeooo:rsid="00275ace" officeooo:paragraph-rsid="00275ace" style:font-weight-asian="bold" style:font-weight-complex="bold"/>
    </style:style>
    <style:style style:name="P43" style:family="paragraph" style:parent-style-name="Text_20_body">
      <style:text-properties fo:font-weight="bold" officeooo:rsid="002ab71e" officeooo:paragraph-rsid="002c99f3" style:font-weight-asian="bold" style:font-weight-complex="bold"/>
    </style:style>
    <style:style style:name="P44" style:family="paragraph" style:parent-style-name="Text_20_body">
      <style:text-properties fo:font-weight="bold" officeooo:rsid="002c99f3" officeooo:paragraph-rsid="002c99f3" style:font-weight-asian="bold" style:font-weight-complex="bold"/>
    </style:style>
    <style:style style:name="P45" style:family="paragraph" style:parent-style-name="Text_20_body">
      <style:text-properties officeooo:rsid="000d0b65" officeooo:paragraph-rsid="0024695c"/>
    </style:style>
    <style:style style:name="P46" style:family="paragraph" style:parent-style-name="Text_20_body">
      <style:text-properties fo:font-weight="normal" officeooo:rsid="00275ace" officeooo:paragraph-rsid="00275ace" style:font-weight-asian="normal" style:font-weight-complex="normal"/>
    </style:style>
    <style:style style:name="P47" style:family="paragraph" style:parent-style-name="Text_20_body">
      <style:text-properties fo:font-weight="normal" officeooo:rsid="002ab71e" officeooo:paragraph-rsid="002ab71e" style:font-weight-asian="normal" style:font-weight-complex="normal"/>
    </style:style>
    <style:style style:name="P48" style:family="paragraph" style:parent-style-name="Text_20_body">
      <style:text-properties fo:font-weight="normal" officeooo:rsid="002ab71e" officeooo:paragraph-rsid="002c99f3" style:font-weight-asian="normal" style:font-weight-complex="normal"/>
    </style:style>
    <style:style style:name="P49" style:family="paragraph" style:parent-style-name="Text_20_body">
      <style:text-properties fo:font-weight="normal" officeooo:rsid="002c99f3" officeooo:paragraph-rsid="002ab71e" style:font-weight-asian="normal" style:font-weight-complex="normal"/>
    </style:style>
    <style:style style:name="P50" style:family="paragraph" style:parent-style-name="Text_20_body">
      <style:text-properties fo:font-weight="normal" officeooo:rsid="002c99f3" officeooo:paragraph-rsid="002c99f3" style:font-weight-asian="normal" style:font-weight-complex="normal"/>
    </style:style>
    <style:style style:name="P51" style:family="paragraph" style:parent-style-name="Text_20_body">
      <style:text-properties fo:font-weight="normal" officeooo:rsid="002e06bc" officeooo:paragraph-rsid="002e06bc" style:font-weight-asian="normal" style:font-weight-complex="normal"/>
    </style:style>
    <style:style style:name="P52" style:family="paragraph" style:parent-style-name="Standard">
      <style:text-properties fo:font-size="14pt" style:text-underline-style="solid" style:text-underline-width="auto" style:text-underline-color="font-color" fo:font-weight="bold" officeooo:rsid="000d0b65" officeooo:paragraph-rsid="000d0b65" style:font-weight-asian="bold" style:font-weight-complex="bold"/>
    </style:style>
    <style:style style:name="P53" style:family="paragraph" style:parent-style-name="Standard">
      <style:text-properties fo:font-size="14pt" style:text-underline-style="none" fo:font-weight="bold" officeooo:rsid="0034a15f" officeooo:paragraph-rsid="0034a15f" style:font-weight-asian="bold" style:font-weight-complex="bold"/>
    </style:style>
    <style:style style:name="P54" style:family="paragraph" style:parent-style-name="Standard">
      <style:text-properties fo:font-size="12pt" style:text-underline-style="solid" style:text-underline-width="auto" style:text-underline-color="font-color" fo:font-weight="normal" officeooo:rsid="000d0b65" officeooo:paragraph-rsid="000d0b65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34a15f" officeooo:paragraph-rsid="0034a15f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62f5" style:font-style-asian="normal" style:font-style-complex="normal"/>
    </style:style>
    <style:style style:name="T3" style:family="text">
      <style:text-properties fo:font-style="normal" officeooo:rsid="001515f9" style:font-style-asian="normal" style:font-style-complex="normal"/>
    </style:style>
    <style:style style:name="T4" style:family="text">
      <style:text-properties officeooo:rsid="000d731e"/>
    </style:style>
    <style:style style:name="T5" style:family="text">
      <style:text-properties style:font-name="Roboto Condensed Light1"/>
    </style:style>
    <style:style style:name="T6" style:family="text">
      <style:text-properties style:font-name="Roboto Condensed Light1" officeooo:rsid="000f9350"/>
    </style:style>
    <style:style style:name="T7" style:family="text">
      <style:text-properties style:font-name="Roboto Condensed Light1" fo:font-size="12pt" fo:font-weight="normal" officeooo:rsid="0018d9d5" style:font-weight-asian="normal" style:font-weight-complex="normal"/>
    </style:style>
    <style:style style:name="T8" style:family="text">
      <style:text-properties style:font-name="Roboto Condensed Light1" fo:font-size="14pt" fo:font-weight="bold" officeooo:rsid="00170c12" style:font-size-asian="14pt" style:font-weight-asian="bold" style:font-size-complex="14pt" style:font-weight-complex="bold"/>
    </style:style>
    <style:style style:name="T9" style:family="text">
      <style:text-properties style:font-name="Roboto Condensed Light1" fo:font-size="14pt" fo:font-weight="bold" officeooo:rsid="002c99f3" style:font-size-asian="14pt" style:font-weight-asian="bold" style:font-size-complex="14pt" style:font-weight-complex="bold"/>
    </style:style>
    <style:style style:name="T10" style:family="text">
      <style:text-properties officeooo:rsid="001a3c84"/>
    </style:style>
    <style:style style:name="T11" style:family="text">
      <style:text-properties officeooo:rsid="001b83c0"/>
    </style:style>
    <style:style style:name="T12" style:family="text">
      <style:text-properties officeooo:rsid="0027026f"/>
    </style:style>
    <style:style style:name="T13" style:family="text">
      <style:text-properties officeooo:rsid="00292ef7"/>
    </style:style>
    <style:style style:name="T14" style:family="text">
      <style:text-properties officeooo:rsid="002ab71e"/>
    </style:style>
    <style:style style:name="T15" style:family="text">
      <style:text-properties style:text-underline-style="none" fo:font-weight="normal" officeooo:rsid="002f3967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uture Stats Roundups</text:p>
      <text:p text:style-name="P54"/>
      <text:p text:style-name="P55">USE NEXT:</text:p>
      <text:p text:style-name="P55"/>
      <text:p text:style-name="P53"><text:a xlink:type="simple" xlink:href="https://twitter.com/d_vatvani/status/1308169437548359687" text:style-name="Internet_20_link" text:visited-style-name="Visited_20_Internet_20_Link"><text:span text:style-name="T18">https://twitter.com/d_vatvani/status/1308169437548359687</text:span></text:a><text:span text:style-name="T18"> </text:span></text:p>
      <text:p text:style-name="P13"/>
      <text:p text:style-name="P14">Cool Stuff</text:p>
      <text:p text:style-name="P14"/>
      <text:p text:style-name="P15"><text:span text:style-name="T15">Shot Distance Maps (</text:span><text:a xlink:type="simple" xlink:href="https://twitter.com/petermckeever/status/1321137690964828165" text:style-name="Internet_20_link" text:visited-style-name="Visited_20_Internet_20_Link"><text:span text:style-name="T16">https://twitter.com/petermckeever/status/1321137690964828165</text:span></text:a><text:span text:style-name="T15">) – Use this to discuss the way the game has changed as a result of football analytics. Think about other stuff!</text:span></text:p>
      <text:p text:style-name="P14"/>
      <text:p text:style-name="P16"><text:span text:style-name="T6">Sonar Plots looking at Thiago (</text:span><text:a xlink:type="simple" xlink:href="https://twitter.com/thecomeonman/status/1310564531664429057" text:style-name="Internet_20_link" text:visited-style-name="Visited_20_Internet_20_Link"><text:span text:style-name="T5">https://twitter.com/thecomeonman/status/1310564531664429057</text:span></text:a><text:span text:style-name="T6">)</text:span></text:p>
      <text:p text:style-name="P20"/>
      <text:p text:style-name="P28"><text:span text:style-name="T7">ALPHONSO (</text:span><text:a xlink:type="simple" xlink:href="https://samgoldberg1882.shinyapps.io/ShinyAlph/" text:style-name="Internet_20_link" text:visited-style-name="Visited_20_Internet_20_Link"><text:span text:style-name="T7">https://samgoldberg1882.shinyapps.io/ShinyAlph/</text:span></text:a><text:span text:style-name="T7">) – </text:span><text:span text:style-name="T5">Making DAVIES Accessible Worldwide</text:span></text:p>
      <text:p text:style-name="P21"/>
      <text:p text:style-name="P29"><text:span text:style-name="T5">Marking Maps (</text:span><text:a xlink:type="simple" xlink:href="https://medium.com/football-crunching/introducing-marking-maps-b37951e77bb1" text:style-name="Internet_20_link" text:visited-style-name="Visited_20_Internet_20_Link"><text:span text:style-name="T5">https://medium.com/football-crunching/introducing-marking-maps-b37951e77bb1</text:span></text:a><text:span text:style-name="T5">) – Good example of what can be done with tracking data</text:span></text:p>
      <text:p text:style-name="P22"/>
      <text:p text:style-name="P32"><text:span text:style-name="T5">Following Messi with TensorFlow and Object Detection (</text:span><text:a xlink:type="simple" xlink:href="https://becominghuman.ai/following-messi-with-tensorflow-and-object-detection-20ba6d75667" text:style-name="Internet_20_link" text:visited-style-name="Visited_20_Internet_20_Link"><text:span text:style-name="T5">https://becominghuman.ai/following-messi-with-tensorflow-and-object-detection-20ba6d75667</text:span></text:a><text:span text:style-name="T5">) – An example of the kind of cool tracking that can be done, and the power of stuff like TensorFlow</text:span></text:p>
      <text:p text:style-name="P23"/>
      <text:p text:style-name="P34"><text:span text:style-name="T5">How does Mbappe compare to Messi &amp; Ronaldo at the same age? (</text:span><text:a xlink:type="simple" xlink:href="https://www.statsperform.com/resource/how-does-mbappe-compare-to-messi-and-ronaldo-at-the-same-age/" text:style-name="Internet_20_link" text:visited-style-name="Visited_20_Internet_20_Link"><text:span text:style-name="T5">https://www.statsperform.com/resource/how-does-mbappe-compare-to-messi-and-ronaldo-at-the-same-age/</text:span></text:a><text:span text:style-name="T5">) </text:span></text:p>
      <text:p text:style-name="P24"/>
      <text:p text:style-name="P34"><text:span text:style-name="T5">Hansi Flick: The Latest Advocate of the German High Press (</text:span><text:a xlink:type="simple" xlink:href="https://www.statsperform.com/resource/hansi-flick-the-latest-advocate-of-the-german-high-press/" text:style-name="Internet_20_link" text:visited-style-name="Visited_20_Internet_20_Link"><text:span text:style-name="T5">https://www.statsperform.com/resource/hansi-flick-the-latest-advocate-of-the-german-high-press/</text:span></text:a><text:span text:style-name="T5">) </text:span></text:p>
      <text:p text:style-name="P3"/>
      <text:p text:style-name="P45"><text:bookmark text:name="KNWU8n"/><text:bookmark text:name="hj9jlK"/>Football Voronoi (<text:a xlink:type="simple" xlink:href="https://durtal.github.io/interactives/Football-Voronoi/" office:target-frame-name="_blank" xlink:show="new" text:style-name="Internet_20_link" text:visited-style-name="Visited_20_Internet_20_Link">https://durtal.github.io/interactives/Football-Voronoi/</text:a>) – Some of the cool visualization that can be done</text:p>
      <text:p text:style-name="P3">Player Similarit<text:span text:style-name="T12">i</text:span>es &amp; Interpolation – (<text:a xlink:type="simple" xlink:href="https://towardsdatascience.com/player-similarities-interpolation-aecbf6423c72" text:style-name="Internet_20_link" text:visited-style-name="Visited_20_Internet_20_Link">https://towardsdatascience.com/player-similarities-interpolation-aecbf6423c72</text:a>)</text:p>
      <text:p text:style-name="P3"/>
      <text:p text:style-name="P37"><text:span text:style-name="T14">The Technology and Processes Football Analytics is Adapting from F1</text:span><text:span text:style-name="T13"> (The Athletic) – (</text:span><text:a xlink:type="simple" xlink:href="https://theathletic.com/1782943/" text:style-name="Internet_20_link" text:visited-style-name="Visited_20_Internet_20_Link"><text:span text:style-name="T13">https://theathletic.com/1782943/</text:span></text:a><text:span text:style-name="T13">)</text:span></text:p>
      <text:p text:style-name="P37"/>
      <text:p text:style-name="P39">Analytics Strawman – <text:a xlink:type="simple" xlink:href="https://twitter.com/AnalyticsStraw" text:style-name="Internet_20_link" text:visited-style-name="Visited_20_Internet_20_Link">https://twitter.com/AnalyticsStraw</text:a> </text:p>
      <text:p text:style-name="P39"/>
      <text:p text:style-name="P40">How Shoddy Statistics Found a Home in Sports Research (538) – (<text:a xlink:type="simple" xlink:href="https://fivethirtyeight.com/features/how-shoddy-statistics-found-a-home-in-sports-research/" text:style-name="Internet_20_link" text:visited-style-name="Visited_20_Internet_20_Link">https://fivethirtyeight.com/features/how-shoddy-statistics-found-a-home-in-sports-research/</text:a>) </text:p>
      <text:p text:style-name="P40"/>
      <text:p text:style-name="P40">Searching for the heart of Sloan: On the State of the (Analytics) Union in 2020 (The Athletic) – <text:a xlink:type="simple" xlink:href="https://theathletic.com/1656087/2020/03/05/searching-for-the-heart-of-sloan-on-the-state-of-the-analytics-union-in-2020/" text:style-name="Internet_20_link" text:visited-style-name="Visited_20_Internet_20_Link">https://theathletic.com/1656087/2020/03/05/searching-for-the-heart-of-sloan-on-the-state-of-the-analytics-union-in-2020/</text:a> </text:p>
      <text:p text:style-name="P40"/>
      <text:p text:style-name="P40"><text:soft-page-break/>Single Game xG is Here to Stay – Is it Useful? (<text:a xlink:type="simple" xlink:href="https://www.americansocceranalysis.com/home/2020/3/2/single-game-xg-is-here-to-stay-is-it-useful" text:style-name="Internet_20_link" text:visited-style-name="Visited_20_Internet_20_Link">https://www.americansocceranalysis.com/home/2020/3/2/single-game-xg-is-here-to-stay-is-it-useful</text:a>) </text:p>
      <text:p text:style-name="P3"/>
      <text:p text:style-name="P8">Do It Yourself</text:p>
      <text:p text:style-name="P8"/>
      <text:p text:style-name="P10">Measurables Resources (for learning to code in the context of sports analytics) – (<text:a xlink:type="simple" xlink:href="https://twitter.com/MeasurablesPod/status/1217499777245622278?s=20" text:style-name="Internet_20_link" text:visited-style-name="Visited_20_Internet_20_Link">https://twitter.com/MeasurablesPod/status/1217499777245622278?s=20</text:a>) </text:p>
      <text:p text:style-name="P1"/>
      <text:p text:style-name="P1">Kloppy (<text:a xlink:type="simple" xlink:href="https://kloppy.pysport.org/" text:style-name="Internet_20_link" text:visited-style-name="Visited_20_Internet_20_Link">https://kloppy.pysport.org/</text:a>) – A Python package that simplifies football analytics</text:p>
      <text:p text:style-name="P1"/>
      <text:p text:style-name="P1">PySport (<text:a xlink:type="simple" xlink:href="https://pysport.org/" text:style-name="Internet_20_link" text:visited-style-name="Visited_20_Internet_20_Link">https://pysport.org/</text:a>) – Open source sports analytics</text:p>
      <text:p text:style-name="P1"/>
      <text:p text:style-name="P29">BirdsPyView (<text:a xlink:type="simple" xlink:href="https://github.com/rjtavares/BirdsPyView" text:style-name="Internet_20_link" text:visited-style-name="Visited_20_Internet_20_Link">https://github.com/rjtavares/BirdsPyView</text:a>) – Transforming the perspective of an image to a top-down view</text:p>
      <text:p text:style-name="P1"/>
      <text:p text:style-name="P26">Google Research Football with Man City (<text:a xlink:type="simple" xlink:href="https://www.kaggle.com/c/google-football/" text:style-name="Internet_20_link" text:visited-style-name="Visited_20_Internet_20_Link">https://www.kaggle.com/c/google-football/</text:a>) – An AI Football Competition (unlikely to be something anyone can tackle, maybe present what these competitions are, and look at some of the cool work coming out of it)</text:p>
      <text:p text:style-name="P26"/>
      <text:p text:style-name="P27">nwslR (<text:a xlink:type="simple" xlink:href="https://github.com/adror1/nwslR" text:style-name="Internet_20_link" text:visited-style-name="Visited_20_Internet_20_Link">https://github.com/adror1/nwslR</text:a>) – <text:a xlink:type="simple" xlink:href="https://twitter.com/arielle_dror/status/1214304389701263365" text:style-name="Internet_20_link" text:visited-style-name="Visited_20_Internet_20_Link">https://twitter.com/arielle_dror/status/1214304389701263365</text:a> </text:p>
      <text:p text:style-name="P27"/>
      <text:p text:style-name="P30"><text:span text:style-name="T11">Tracking data from Skill Corner (</text:span><text:a xlink:type="simple" xlink:href="https://github.com/SkillCorner/opendata" text:style-name="Internet_20_link" text:visited-style-name="Visited_20_Internet_20_Link">https://github.com/SkillCorner/opendata</text:a><text:span text:style-name="T11">) – </text:span><text:a xlink:type="simple" xlink:href="https://www.youtube.com/watch?v=N9qZ-I63BL8&amp;feature=youtu.be" text:style-name="Internet_20_link" text:visited-style-name="Visited_20_Internet_20_Link">https://www.youtube.com/watch?v=N9qZ-I63BL8&amp;feature=youtu.be</text:a> </text:p>
      <text:p text:style-name="P30"/>
      <text:p text:style-name="P31">codeball (<text:a xlink:type="simple" xlink:href="https://codeball.metrica-sports.com/" text:style-name="Internet_20_link" text:visited-style-name="Visited_20_Internet_20_Link">https://codeball.metrica-sports.com/</text:a>) – Data driven tactical and video analysis of soccer games</text:p>
      <text:p text:style-name="P33"/>
      <text:p text:style-name="P32"/>
      <text:p text:style-name="P1"/>
      <text:p text:style-name="P8">Research</text:p>
      <text:p text:style-name="P5"/>
      <text:p text:style-name="P4"><text:span text:style-name="T1">Laurie Shaw &amp; Suds – Playbook for Corner Kicks (</text:span><text:a xlink:type="simple" xlink:href="https://twitter.com/EightyFivePoint/status/1285604080832991232" text:style-name="Internet_20_link" text:visited-style-name="Visited_20_Internet_20_Link"><text:span text:style-name="T1">https://twitter.com/EightyFivePoint/status/1285604080832991232</text:span></text:a><text:span text:style-name="T1">) – A paper that analyzes corner kick routines and strategy</text:span></text:p>
      <text:p text:style-name="P11"/>
      <text:p text:style-name="P6"><text:span text:style-name="T1">Spearman – Beyond Expected Goals (</text:span><text:a xlink:type="simple" xlink:href="http://www.sloansportsconference.com/wp-content/uploads/2018/02/2002.pdf" text:style-name="Internet_20_link" text:visited-style-name="Visited_20_Internet_20_Link"><text:span text:style-name="T1">http://www.sloansportsconference.com/wp-content/uploads/2018/02/2002.pdf</text:span></text:a><text:span text:style-name="T1">)</text:span></text:p>
      <text:p text:style-name="P12"/>
      <text:p text:style-name="P6"><text:span text:style-name="T1">Spearman et al. – Physics-Based Modeling of Pass Probabilities in Soccer (</text:span><text:a xlink:type="simple" xlink:href="http://www.sloansportsconference.com/wp-content/uploads/2017/02/1621.pdf" text:style-name="Internet_20_link" text:visited-style-name="Visited_20_Internet_20_Link"><text:span text:style-name="T1">http://www.sloansportsconference.com/wp-content/uploads/2017/02/1621.pdf</text:span></text:a><text:span text:style-name="T1">) </text:span></text:p>
      <text:p text:style-name="P12"/>
      <text:p text:style-name="P7"><text:span text:style-name="T1">Workshop on ML &amp; Data Mining in Sports Analytics (</text:span><text:a xlink:type="simple" xlink:href="https://dtai.cs.kuleuven.be/events/MLSA20/schedule.php" text:style-name="Internet_20_link" text:visited-style-name="Visited_20_Internet_20_Link"><text:span text:style-name="T1">https://dtai.cs.kuleuven.be/events/MLSA20/schedule.php</text:span></text:a><text:span text:style-name="T1">) </text:span></text:p>
      <text:p text:style-name="P19"/>
      <text:p text:style-name="P18"><text:span text:style-name="T2">When a red card is worth it – </text:span><text:a xlink:type="simple" xlink:href="https://www.businessinsider.com/sometimes-a-red-card-is-worth-it-2014-6" text:style-name="Internet_20_link" text:visited-style-name="Visited_20_Internet_20_Link"><text:span text:style-name="T1">https://www.businessinsider.com/sometimes-a-red-card-is-worth-it-2014-6</text:span></text:a><text:span text:style-name="T1"> </text:span><text:span text:style-name="T3">(Credit to Greg for sharing it)</text:span></text:p>
      <text:p text:style-name="P1"/>
      <text:p text:style-name="P8">Major Features (Stuff That Will Require Its Own Week)</text:p>
      <text:p text:style-name="P8"/>
      <text:p text:style-name="P9"><text:soft-page-break/>Goals Added (G+) – Part One: (<text:a xlink:type="simple" xlink:href="https://www.americansocceranalysis.com/what-are-goals-added" text:style-name="Internet_20_link" text:visited-style-name="Visited_20_Internet_20_Link">https://www.americansocceranalysis.com/what-are-goals-added</text:a>), Part Two: (<text:a xlink:type="simple" xlink:href="https://www.americansocceranalysis.com/home/2020/5/4/goals-added-deep-dive-methodology" text:style-name="Internet_20_link" text:visited-style-name="Visited_20_Internet_20_Link">https://www.americansocceranalysis.com/home/2020/5/4/goals-added-deep-dive-methodology</text:a>), Part Three: (<text:a xlink:type="simple" xlink:href="https://www.americansocceranalysis.com/home/2020/5/5/goals-added-and-the-great-possession-shift" text:style-name="Internet_20_link" text:visited-style-name="Visited_20_Internet_20_Link">https://www.americansocceranalysis.com/home/2020/5/5/goals-added-and-the-great-possession-shift</text:a>) </text:p>
      <text:p text:style-name="P9"><text:tab/><text:tab/><text:span text:style-name="T10">Using G+ (</text:span><text:a xlink:type="simple" xlink:href="https://twitter.com/etmckinley/status/1308052375236739073" text:style-name="Internet_20_link" text:visited-style-name="Visited_20_Internet_20_Link"><text:span text:style-name="T10">https://twitter.com/etmckinley/status/1308052375236739073</text:span></text:a><text:span text:style-name="T10">) </text:span></text:p>
      <text:p text:style-name="P1"/>
      <text:p text:style-name="P2">SoccerMap (<text:a xlink:type="simple" xlink:href="https://twitter.com/JaviOnData/status/1305117391542779906" text:style-name="Internet_20_link" text:visited-style-name="Visited_20_Internet_20_Link">https://twitter.com/JaviOnData/status/1305117391542779906</text:a>) – A flexible deep-learning architecture for predicting full probability maps from raw tracking data</text:p>
      <text:p text:style-name="P1"/>
      <text:p text:style-name="P17">The Uses and Future of Tracking Data in Football (<text:a xlink:type="simple" xlink:href="https://www.youtube.com/watch?v=kHTq9cwdkGA&amp;feature=youtu.be" text:style-name="Internet_20_link" text:visited-style-name="Visited_20_Internet_20_Link">https://www.youtube.com/watch?v=kHTq9cwdkGA&amp;feature=youtu.be</text:a>) – A discussion between Laurie Shaw, Javi, William Spearman, and Suds about the use of tracking data in football. <text:span text:style-name="T4">The discussion is 1hr20 long, so I should probably watch it myself and summarize it for everyone else.</text:span></text:p>
      <text:p text:style-name="P17"/>
      <text:p text:style-name="P25">Stalking +/- (<text:a xlink:type="simple" xlink:href="http://www.kwiatkowski.io/stalking-plus-minus" text:style-name="Internet_20_link" text:visited-style-name="Visited_20_Internet_20_Link">http://www.kwiatkowski.io/stalking-plus-minus</text:a>) </text:p>
      <text:p text:style-name="P25"/>
      <text:p text:style-name="P34">Possession Value Framework (<text:a xlink:type="simple" xlink:href="https://www.statsperform.com/resource/evolving-our-possession-value-framework/" text:style-name="Internet_20_link" text:visited-style-name="Visited_20_Internet_20_Link">https://www.statsperform.com/resource/evolving-our-possession-value-framework/</text:a>) </text:p>
      <text:p text:style-name="P34"/>
      <text:p text:style-name="P35">Looking at Formations – The Best Formation for Controlling the Field (<text:a xlink:type="simple" xlink:href="https://www.americansocceranalysis.com/home/2020/7/23/determining-the-best-soccer-formation-for-controlling-the-field" text:style-name="Internet_20_link" text:visited-style-name="Visited_20_Internet_20_Link">https://www.americansocceranalysis.com/home/2020/7/23/determining-the-best-soccer-formation-for-controlling-the-field</text:a>) and Defining Roles (<text:a xlink:type="simple" xlink:href="https://www.americansocceranalysis.com/home/2020/8/3/defining-roles-how-every-player-contributes-to-goals" text:style-name="Internet_20_link" text:visited-style-name="Visited_20_Internet_20_Link">https://www.americansocceranalysis.com/home/2020/8/3/defining-roles-how-every-player-contributes-to-goals</text:a>) </text:p>
      <text:p text:style-name="P25"/>
      <text:p text:style-name="P43">Other Sports</text:p>
      <text:p text:style-name="P48">Route Recognition Models in the NFL – (<text:a xlink:type="simple" xlink:href="https://www.nfl.com/news/next-gen-stats-intro-to-new-route-recognition-model" text:style-name="Internet_20_link" text:visited-style-name="Visited_20_Internet_20_Link">https://www.nfl.com/news/next-gen-stats-intro-to-new-route-recognition-model</text:a>)</text:p>
      <text:p text:style-name="P50">Run Block Win Rate &amp; Run Stop Win Rate (NFL) – (<text:a xlink:type="simple" xlink:href="https://www.espn.com/nfl/story/_/id/29813062/introducing-new-nfl-run-blocking-run-stopping-stats-how-run-block-win-rate-run-stop-win-rate-work" text:style-name="Internet_20_link" text:visited-style-name="Visited_20_Internet_20_Link">https://www.espn.com/nfl/story/_/id/29813062/introducing-new-nfl-run-blocking-run-stopping-stats-how-run-block-win-rate-run-stop-win-rate-work</text:a>) </text:p>
      <text:p text:style-name="P51">Win probabilities in MLB – (<text:a xlink:type="simple" xlink:href="https://www.midmajormadness.com/2019/12/30/21041851/win-probability-charts-2019-game-excitement-index-college-basketball" text:style-name="Internet_20_link" text:visited-style-name="Visited_20_Internet_20_Link">https://www.midmajormadness.com/2019/12/30/21041851/win-probability-charts-2019-game-excitement-index-college-basketball</text:a>) </text:p>
      <text:p text:style-name="P51">How Big Data Bowl winners used machine learning to better understand the game – (<text:a xlink:type="simple" xlink:href="https://theathletic.com/1555085/2020/03/02/how-big-data-bowl-winners-used-machine-learning-to-better-understand-the-game/" text:style-name="Internet_20_link" text:visited-style-name="Visited_20_Internet_20_Link">https://theathletic.com/1555085/2020/03/02/how-big-data-bowl-winners-used-machine-learning-to-better-understand-the-game/</text:a>) </text:p>
      <text:p text:style-name="P25"/>
      <text:p text:style-name="P38"><text:span text:style-name="T8">B</text:span><text:span text:style-name="T9">ackground Stuff</text:span></text:p>
      <text:p text:style-name="P36"/>
      <text:p text:style-name="P41">Soccer Analytics Handbook</text:p>
      <text:p text:style-name="Text_20_body"><text:a xlink:type="simple" xlink:href="https://github.com/devinpleuler/analytics-handbook" text:style-name="Internet_20_link" text:visited-style-name="Visited_20_Internet_20_Link">https://github.com/devinpleuler/analytics-handbook</text:a> </text:p>
      <text:p text:style-name="Text_20_body"><text:a xlink:type="simple" xlink:href="https://twitter.com/devinpleuler/status/1247147019174580225" text:style-name="Internet_20_link" text:visited-style-name="Visited_20_Internet_20_Link">https://twitter.com/devinpleuler/status/1247147019174580225</text:a> </text:p>
      <text:p text:style-name="Text_20_body"><text:soft-page-break/></text:p>
      <text:p text:style-name="P42">Books on Sports Analytics</text:p>
      <text:p text:style-name="P46"><text:a xlink:type="simple" xlink:href="https://twitter.com/MeasurablesPod/status/1242123709231640578" text:style-name="Internet_20_link" text:visited-style-name="Visited_20_Internet_20_Link">https://twitter.com/MeasurablesPod/status/1242123709231640578</text:a> </text:p>
      <text:p text:style-name="P46"/>
      <text:p text:style-name="P44">Conference Resoures</text:p>
      <text:p text:style-name="P50">SLOAN – <text:a xlink:type="simple" xlink:href="https://www.youtube.com/user/42analytics/videos" text:style-name="Internet_20_link" text:visited-style-name="Visited_20_Internet_20_Link">https://www.youtube.com/user/42analytics/videos</text:a> </text:p>
      <text:p text:style-name="P50">StatsBomb – </text:p>
      <text:p text:style-name="P49"/>
      <text:p text:style-name="P44">PLACES TO LOOK FOR DATA STUFF</text:p>
      <text:p text:style-name="P47">Measurables Newsletter (good place to look for resources) – <text:a xlink:type="simple" xlink:href="https://www.measurablespod.com/newsletter" text:style-name="Internet_20_link" text:visited-style-name="Visited_20_Internet_20_Link">https://www.measurablespod.com/newsletter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Roboto Condensed Light" svg:font-family="'Roboto Condensed Light'"/>
    <style:font-face style:name="Noto Sans Devanagari1" svg:font-family="'Noto Sans Devanagari'" style:font-family-generic="swiss"/>
    <style:font-face style:name="Roboto Condensed Light1" svg:font-family="'Roboto Condensed Light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 Condensed Light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Roboto Condensed Light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oboto Condensed Light" fo:font-family="'Roboto Condensed Light'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Roboto Condensed Light" fo:font-family="'Roboto Condensed Light'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Roboto Condensed Light" fo:font-family="'Roboto Condensed Light'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 Condensed Light" fo:font-family="'Roboto Condensed Light'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ul Johnson</meta:initial-creator>
    <meta:creation-date>2020-09-29T22:15:38.857165584</meta:creation-date>
    <dc:date>2020-12-28T18:49:49.634638219</dc:date>
    <dc:creator>Paul Johnson</dc:creator>
    <meta:editing-duration>PT4H41M16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4" meta:paragraph-count="57" meta:word-count="518" meta:character-count="6352" meta:non-whitespace-character-count="5828"/>
  </office:meta>
</office:document-meta>
</file>